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013" officeooo:paragraph-rsid="001c2013"/>
    </style:style>
    <style:style style:name="P2" style:family="paragraph" style:parent-style-name="Standard">
      <style:paragraph-properties fo:text-align="center" style:justify-single-word="false"/>
      <style:text-properties officeooo:rsid="001c2013" officeooo:paragraph-rsid="001c2013"/>
    </style:style>
    <style:style style:name="P3" style:family="paragraph" style:parent-style-name="Standard">
      <style:text-properties officeooo:rsid="001d6c7c" officeooo:paragraph-rsid="001d6c7c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faseko dokumentazioa</text:p>
      <text:p text:style-name="P1"/>
      <text:p text:style-name="P1">Errore #1 : Segmentation fault objektuak ezabatzean</text:p>
      <text:p text:style-name="P1"/>
      <text:p text:style-name="P1">Azalpena</text:p>
      <text:p text:style-name="P1">Objekturik kargatuta ez izanda, SUPR edo TAB tekla sakatzean Segmentation fault errorea botatzen <text:s/>du programak eta bere burua ixten du.</text:p>
      <text:p text:style-name="P1"/>
      <text:p text:style-name="P1">Arazoa da <text:span text:style-name="T1">_selected_object-ren balioa nulua denean, hau da, objekturik ez dagoenean, zerbait ezabatzen (SUPR) edo hautatzen (TAB) saiatzean, _selected_object→next egitea ezinezkoa dela.</text:span></text:p>
      <text:p text:style-name="P1"><text:span text:style-name="T1"/></text:p>
      <text:p text:style-name="P1"><text:span text:style-name="T1">Arazo hau konpontzeko ezer ezabatu edo hautatu baino lehen konprobatzen dugu ea objekturik dagoen.</text:span></text:p>
      <text:p text:style-name="P1"><text:span text:style-name="T1"/></text:p>
      <text:p text:style-name="P1"><text:span text:style-name="T1">Errore #2 : Zoom-in ezin da egin</text:span></text:p>
      <text:p text:style-name="P1"><text:span text:style-name="T1"/></text:p>
      <text:p text:style-name="P1"><text:span text:style-name="T1">Azalpena</text:span></text:p>
      <text:p text:style-name="P1"><text:span text:style-name="T1">Ez dago zoom-in egiteko aukerarik</text:span></text:p>
      <text:p text:style-name="P1"><text:span text:style-name="T1"/></text:p>
      <text:p text:style-name="P1"><text:span text:style-name="T1">Arazoa konpontzeko CTRL + + egiteko aukera inplementatu dugu: CTRL + - kasu bera da, baina KG_STEP_ZOOM zatitzen egon beharrean, biderkatzen dago, zabalera eta altuera berria txikiagoak izan behar direlako (KG_STEP_ZOOM = 0.75 &lt; 1 da)</text:span></text:p>
      <text:p text:style-name="P1"><text:span text:style-name="T1"/></text:p>
      <text:p text:style-name="P3"><text:span text:style-name="T1">Aldaketa #1 : Leihoaren konstanteen aldaketak</text:span></text:p>
      <text:p text:style-name="P3"><text:span text:style-name="T1"/></text:p>
      <text:p text:style-name="P3"><text:span text:style-name="T1">Konstante hauek aldatzeko definitions.h fitxategira jo dugu eta bertako definizioak aldatu. Koloreen kasuan R, G eta B kanalen balioak 0tik 1era jarri behar ditug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5:57:09.945051359</meta:creation-date>
    <dc:date>2018-10-30T16:19:09.899597908</dc:date>
    <meta:editing-duration>PT8M49S</meta:editing-duration>
    <meta:editing-cycles>1</meta:editing-cycles>
    <meta:document-statistic meta:table-count="0" meta:image-count="0" meta:object-count="0" meta:page-count="1" meta:paragraph-count="12" meta:word-count="146" meta:character-count="1016" meta:non-whitespace-character-count="881"/>
    <meta:generator>LibreOffice/5.4.6.2$Linux_X86_64 LibreOffice_project/40m0$Build-2</meta:generator>
  </office:meta>
</office:document-meta>
</file>